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0.54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581.44pt"/>
    </style:style>
    <style:style style:name="co4" style:family="table-column">
      <style:table-column-properties fo:break-before="auto" style:column-width="117.55pt"/>
    </style:style>
    <style:style style:name="co5" style:family="table-column">
      <style:table-column-properties fo:break-before="auto" style:column-width="286.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ELEKTRONIIKKAKERHON TILAUSLISTA 3/20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KOMPONENTIN NIMI</text:p>
          </table:table-cell>
          <table:table-cell table:style-name="ce4" office:value-type="string" calcext:value-type="string">
            <text:p>LUKUMÄÄRÄ</text:p>
          </table:table-cell>
          <table:table-cell table:style-name="ce1" office:value-type="string" calcext:value-type="string">
            <text:p>DIGIKEY-LINKKI (tai tuotekoodi)</text:p>
          </table:table-cell>
          <table:table-cell table:style-name="ce4" office:value-type="string" calcext:value-type="string">
            <text:p>OMA NIMI</text:p>
          </table:table-cell>
          <table:table-cell table:style-name="ce1" office:value-type="string" calcext:value-type="string">
            <text:p>KOMMENTTI (Kuningasjuottaja tai juottaja täyttää)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mcp738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tps://www.digikey.fi/product-detail/en/microchip-technology/MCP73831T-2ACI-OT/MCP73831T-2ACI-OTCT-ND/1979802</text:p>
          </table:table-cell>
          <table:table-cell office:value-type="string" calcext:value-type="string">
            <text:p>Jore Rautava</text:p>
          </table:table-cell>
          <table:table-cell office:value-type="string" calcext:value-type="string">
            <text:p>Lipo-akkujen latauspiiri (KJ: Näitä löytyy, mutta tilataan lisää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D1P030MA1 lii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digikey.fi/products/en?keywords=DD1P030MA1</text:p>
          </table:table-cell>
          <table:table-cell office:value-type="string" calcext:value-type="string">
            <text:p>Pasi Lassi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iny861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tps://www.digikey.fi/product-detail/en/microchip-technology/ATTINY861A-SU/ATTINY861A-SU-ND/1914742</text:p>
          </table:table-cell>
          <table:table-cell office:value-type="string" calcext:value-type="string">
            <text:p>Janne Mustaniemi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UAL BANANA JACK R/B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www.digikey.fi/scripts/DkSearch/dksus.dll?Detail&amp;itemSeq=242795279&amp;uq=636452228065648013</text:p>
          </table:table-cell>
          <table:table-cell office:value-type="string" calcext:value-type="string">
            <text:p>Janne Mustaniemi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ONN PWR JACK 2.1X5.5MM SOLDER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www.digikey.fi/scripts/DkSearch/dksus.dll?Detail&amp;itemSeq=242795280&amp;uq=636452228065648013</text:p>
          </table:table-cell>
          <table:table-cell office:value-type="string" calcext:value-type="string">
            <text:p>Janne Mustaniemi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ANEL MOUNT EXTENSION USB CABL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://www.digikey.fi/scripts/DkSearch/dksus.dll?Detail&amp;itemSeq=242795278&amp;uq=636452228065658013</text:p>
          </table:table-cell>
          <table:table-cell office:value-type="string" calcext:value-type="string">
            <text:p>Janne Mustaniemi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i" fo:country="FI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8:08:10.6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22:39:25.976000000</meta:creation-date>
    <dc:date>2017-11-02T19:35:34.606000000</dc:date>
    <meta:editing-duration>P2DT1H29M30S</meta:editing-duration>
    <meta:editing-cycles>11</meta:editing-cycles>
    <meta:generator>LibreOffice/5.3.6.1$Windows_X86_64 LibreOffice_project/686f202eff87ef707079aeb7f485847613344eb7</meta:generator>
    <meta:document-statistic meta:table-count="1" meta:cell-count="31" meta:object-count="0"/>
  </office:meta>
</office:document-meta>
</file>